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4.64</text:p>
          </table:table-cell>
          <table:table-cell table:number-columns-repeated="2"/>
          <table:table-cell office:value-type="string" calcext:value-type="string">
            <text:p>3804.64-26.08=3778.5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1.44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.00.0000</text:date>, <text:time style:data-style-name="N2" text:time-value="12:30:14.8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21T12:32:13.224000000</dc:date>
    <meta:editing-duration>P5DT12H25M48S</meta:editing-duration>
    <meta:editing-cycles>2121</meta:editing-cycles>
    <meta:document-statistic meta:table-count="4" meta:cell-count="11694" meta:object-count="0"/>
  </office:meta>
</office:document-meta>
</file>